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0.7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itch calc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'pitch := math.Atan2(-fax, math.Sqrt(fay*fay+faz*faz)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c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</text:p>
          </table:table-cell>
          <table:table-cell/>
        </table:table-row>
        <table:table-row table:style-name="ro1">
          <table:table-cell office:value-type="float" office:value="-0.77140599489212" calcext:value-type="float">
            <text:p>-0.77140599489212</text:p>
          </table:table-cell>
          <table:table-cell office:value-type="float" office:value="0.51111900806427" calcext:value-type="float">
            <text:p>0.51111900806427</text:p>
          </table:table-cell>
          <table:table-cell office:value-type="float" office:value="0.482631981372833" calcext:value-type="float">
            <text:p>0.482631981372833</text:p>
          </table:table-cell>
          <table:table-cell table:formula="of:=ATAN2(-[.A6];SQRT([.B6]*[.B6]+[.C6]*[.C6]))" office:value-type="float" office:value="0.739019294022966" calcext:value-type="float">
            <text:p>0.739019294022966</text:p>
          </table:table-cell>
          <table:table-cell/>
        </table:table-row>
        <table:table-row table:style-name="ro1">
          <table:table-cell table:number-columns-repeated="3"/>
          <table:table-cell table:formula="of:=[.D6] * 180 / PI()" office:value-type="float" office:value="42.3426865262536" calcext:value-type="float">
            <text:p>42.3426865262536</text:p>
          </table:table-cell>
          <table:table-cell/>
        </table:table-row>
        <table:table-row table:style-name="ro1">
          <table:table-cell office:value-type="string" calcext:value-type="string">
            <text:p>acc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</text:p>
          </table:table-cell>
          <table:table-cell/>
        </table:table-row>
        <table:table-row table:style-name="ro1">
          <table:table-cell office:value-type="float" office:value="-12660" calcext:value-type="float">
            <text:p>-12660</text:p>
          </table:table-cell>
          <table:table-cell office:value-type="float" office:value="-8484" calcext:value-type="float">
            <text:p>-8484</text:p>
          </table:table-cell>
          <table:table-cell office:value-type="float" office:value="7977" calcext:value-type="float">
            <text:p>7977</text:p>
          </table:table-cell>
          <table:table-cell table:formula="of:=ATAN2(-[.A10];SQRT([.B10]*[.B10]+[.C10]*[.C10]))" office:value-type="float" office:value="0.743670204928596" calcext:value-type="float">
            <text:p>0.743670204928596</text:p>
          </table:table-cell>
          <table:table-cell/>
        </table:table-row>
        <table:table-row table:style-name="ro1">
          <table:table-cell table:number-columns-repeated="3"/>
          <table:table-cell table:formula="of:=[.D10] * 180 / PI()" office:value-type="float" office:value="42.6091640920376" calcext:value-type="float">
            <text:p>42.6091640920376</text:p>
          </table:table-cell>
          <table:table-cell/>
        </table:table-row>
        <table:table-row table:style-name="ro1">
          <table:table-cell office:value-type="float" office:value="-0.775432" calcext:value-type="float">
            <text:p>-0.775432</text:p>
          </table:table-cell>
          <table:table-cell office:value-type="float" office:value="-0.518256" calcext:value-type="float">
            <text:p>-0.518256</text:p>
          </table:table-cell>
          <table:table-cell office:value-type="float" office:value="0.48373" calcext:value-type="float">
            <text:p>0.48373</text:p>
          </table:table-cell>
          <table:table-cell table:formula="of:=ATAN2(-[.A12];SQRT([.B12]*[.B12]+[.C12]*[.C12]))" office:value-type="float" office:value="0.740627477405865" calcext:value-type="float">
            <text:p>0.740627477405865</text:p>
          </table:table-cell>
          <table:table-cell/>
        </table:table-row>
        <table:table-row table:style-name="ro1">
          <table:table-cell table:number-columns-repeated="3"/>
          <table:table-cell table:formula="of:=[.D12] * 180 / PI()" office:value-type="float" office:value="42.4348286467768" calcext:value-type="float">
            <text:p>42.4348286467768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</text:p>
          </table:table-cell>
          <table:table-cell/>
        </table:table-row>
        <table:table-row table:style-name="ro1">
          <table:table-cell office:value-type="float" office:value="10536" calcext:value-type="float">
            <text:p>10536</text:p>
          </table:table-cell>
          <table:table-cell office:value-type="float" office:value="-10566" calcext:value-type="float">
            <text:p>-10566</text:p>
          </table:table-cell>
          <table:table-cell office:value-type="float" office:value="1541" calcext:value-type="float">
            <text:p>1541</text:p>
          </table:table-cell>
          <table:table-cell table:formula="of:=ATAN2(-[.A17];SQRT([.B17]*[.B17]+[.C17]*[.C17]))" office:value-type="float" office:value="2.34951108564295" calcext:value-type="float">
            <text:p>2.34951108564295</text:p>
          </table:table-cell>
          <table:table-cell/>
        </table:table-row>
        <table:table-row table:style-name="ro1">
          <table:table-cell table:number-columns-repeated="3"/>
          <table:table-cell table:formula="of:=[.D17] * 180 / PI()" office:value-type="float" office:value="134.617069126541" calcext:value-type="float">
            <text:p>134.61706912654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tch (radians)</text:p>
          </table:table-cell>
          <table:table-cell office:value-type="string" calcext:value-type="string">
            <text:p>pitch (degrees)</text:p>
          </table:table-cell>
        </table:table-row>
        <table:table-row table:style-name="ro1">
          <table:table-cell office:value-type="float" office:value="-10536" calcext:value-type="float">
            <text:p>-10536</text:p>
          </table:table-cell>
          <table:table-cell office:value-type="float" office:value="-10566" calcext:value-type="float">
            <text:p>-10566</text:p>
          </table:table-cell>
          <table:table-cell office:value-type="float" office:value="1541" calcext:value-type="float">
            <text:p>1541</text:p>
          </table:table-cell>
          <table:table-cell table:formula="of:=ATAN2(SQRT(fy*fy+fz*fz); -fx)" office:value-type="float" office:value="0.778714758848052" calcext:value-type="float">
            <text:p>0.778714758848052</text:p>
          </table:table-cell>
          <table:table-cell table:formula="of:=[.D21]*180/PI()" office:value-type="float" office:value="44.6170691265411" calcext:value-type="float">
            <text:p>44.6170691265411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tch (radians)</text:p>
          </table:table-cell>
          <table:table-cell office:value-type="string" calcext:value-type="string">
            <text:p>pitch (degrees)</text:p>
          </table:table-cell>
        </table:table-row>
        <table:table-row table:style-name="ro1">
          <table:table-cell office:value-type="float" office:value="10587" calcext:value-type="float">
            <text:p>10587</text:p>
          </table:table-cell>
          <table:table-cell office:value-type="float" office:value="-10573" calcext:value-type="float">
            <text:p>-10573</text:p>
          </table:table-cell>
          <table:table-cell office:value-type="float" office:value="1533" calcext:value-type="float">
            <text:p>1533</text:p>
          </table:table-cell>
          <table:table-cell table:formula="of:=ATAN2(SQRT([.B27]*[.B27]+[.C27]*[.C27]); -[.A27])" office:value-type="float" office:value="-0.780858666232874" calcext:value-type="float">
            <text:p>-0.780858666232874</text:p>
          </table:table-cell>
          <table:table-cell table:formula="of:=[.D27]*180/PI()" office:value-type="float" office:value="-44.7399059713583" calcext:value-type="float">
            <text:p>-44.7399059713583</text:p>
          </table:table-cell>
        </table:table-row>
      </table:table>
      <table:table table:name="magCalcResult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2938697683486" calcext:value-type="float">
            <text:p>0.57293869768348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8725565607762" calcext:value-type="float">
            <text:p>0.57872556560776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4630520705178" calcext:value-type="float">
            <text:p>0.58463052070517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0657214646671" calcext:value-type="float">
            <text:p>0.59065721464667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6809451229177" calcext:value-type="float">
            <text:p>0.596809451229177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3091194380532" calcext:value-type="float">
            <text:p>0.603091194380532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9506576675196" calcext:value-type="float">
            <text:p>0.609506576675196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605990839923" calcext:value-type="float">
            <text:p>0.61605990839923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2755687206318" calcext:value-type="float">
            <text:p>0.622755687206318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9598608410267" calcext:value-type="float">
            <text:p>0.629598608410267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6593575963487" calcext:value-type="float">
            <text:p>0.63659357596348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43745714175381" calcext:value-type="float">
            <text:p>0.64374571417538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1060380229486" calcext:value-type="float">
            <text:p>0.651060380229486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8543177563603" calcext:value-type="float">
            <text:p>0.65854317756360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66199970183141" calcext:value-type="float">
            <text:p>0.66619997018314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74036897984505" calcext:value-type="float">
            <text:p>0.67403689798450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82060393172652" calcext:value-type="float">
            <text:p>0.682060393172652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0277197865079" calcext:value-type="float">
            <text:p>0.69027719786507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8694382983471" calcext:value-type="float">
            <text:p>0.69869438298347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07319368544257" calcext:value-type="float">
            <text:p>0.70731936854425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6159945470409" calcext:value-type="float">
            <text:p>0.71615994547040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25224299059252" calcext:value-type="float">
            <text:p>0.72522429905925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34521034254815" calcext:value-type="float">
            <text:p>0.73452103425481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4405920288871" calcext:value-type="float">
            <text:p>0.7440592028887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3848333070767" calcext:value-type="float">
            <text:p>0.75384833307076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63898460929995" calcext:value-type="float">
            <text:p>0.76389846092999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74220164928062" calcext:value-type="float">
            <text:p>0.77422016492806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84824602991888" calcext:value-type="float">
            <text:p>0.784824602991888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95723552739274" calcext:value-type="float">
            <text:p>0.79572355273927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06929455102374" calcext:value-type="float">
            <text:p>0.806929455102374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18455461688614" calcext:value-type="float">
            <text:p>0.81845546168861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30315486258011" calcext:value-type="float">
            <text:p>0.83031548625801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42524260740415" calcext:value-type="float">
            <text:p>0.84252426074041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55097396266723" calcext:value-type="float">
            <text:p>0.85509739626672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68051449745543" calcext:value-type="float">
            <text:p>0.86805144974554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81403996582138" calcext:value-type="float">
            <text:p>0.88140399658213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95173710211074" calcext:value-type="float">
            <text:p>0.89517371021107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09380449199141" calcext:value-type="float">
            <text:p>0.90938044919914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24045352772706" calcext:value-type="float">
            <text:p>0.92404535277270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3919094573558" calcext:value-type="float">
            <text:p>0.93919094573558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54841253872189" calcext:value-type="float">
            <text:p>0.95484125387218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1021931079167" calcext:value-type="float">
            <text:p>0.97102193107916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776039963981" calcext:value-type="float">
            <text:p>0.9877603996398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0508600525418" calcext:value-type="float">
            <text:p>1.005086005254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2303018866784" calcext:value-type="float">
            <text:p>1.0230301886678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4162667600997" calcext:value-type="float">
            <text:p>1.0416266760099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6091169026423" calcext:value-type="float">
            <text:p>1.06091169026423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8092418666069" calcext:value-type="float">
            <text:p>1.08092418666069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0170611520637" calcext:value-type="float">
            <text:p>1.10170611520637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2330271407543" calcext:value-type="float">
            <text:p>1.1233027140754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457628381751" calcext:value-type="float">
            <text:p>1.145762838175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457628381751" calcext:value-type="float">
            <text:p>1.145762838175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15733306812952" calcext:value-type="float">
            <text:p>1.15733306812952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16913932790742" calcext:value-type="float">
            <text:p>1.1691393279074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6913932790742" calcext:value-type="float">
            <text:p>1.16913932790742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18118891332664" calcext:value-type="float">
            <text:p>1.18118891332664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19348942398204" calcext:value-type="float">
            <text:p>1.1934894239820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9348942398204" calcext:value-type="float">
            <text:p>1.19348942398204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20604877921996" calcext:value-type="float">
            <text:p>1.20604877921996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2188752351313" calcext:value-type="float">
            <text:p>1.218875235131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188752351313" calcext:value-type="float">
            <text:p>1.2188752351313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23197740263973" calcext:value-type="float">
            <text:p>1.23197740263973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24536426676835" calcext:value-type="float">
            <text:p>1.2453642667683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4536426676835" calcext:value-type="float">
            <text:p>1.24536426676835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25904520717527" calcext:value-type="float">
            <text:p>1.25904520717527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27303002005671" calcext:value-type="float">
            <text:p>1.2730300200567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7303002005671" calcext:value-type="float">
            <text:p>1.2730300200567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28732894152504" calcext:value-type="float">
            <text:p>1.28732894152504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30195267257888" calcext:value-type="float">
            <text:p>1.30195267257888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0195267257888" calcext:value-type="float">
            <text:p>1.30195267257888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31691240579326" calcext:value-type="float">
            <text:p>1.31691240579326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33221985386964" calcext:value-type="float">
            <text:p>1.3322198538696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3221985386964" calcext:value-type="float">
            <text:p>1.33221985386964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3478872801986" calcext:value-type="float">
            <text:p>1.3478872801986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36392753160292" calcext:value-type="float">
            <text:p>1.3639275316029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6392753160292" calcext:value-type="float">
            <text:p>1.36392753160292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38035407344445" calcext:value-type="float">
            <text:p>1.3803540734444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39718102729638" calcext:value-type="float">
            <text:p>1.3971810272963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9718102729638" calcext:value-type="float">
            <text:p>1.39718102729638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41442321140216" calcext:value-type="float">
            <text:p>1.41442321140216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43209618416465" calcext:value-type="float">
            <text:p>1.4320961841646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3209618416465" calcext:value-type="float">
            <text:p>1.4320961841646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45021629093343" calcext:value-type="float">
            <text:p>1.45021629093343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46880071438582" calcext:value-type="float">
            <text:p>1.4688007143858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6880071438582" calcext:value-type="float">
            <text:p>1.4688007143858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48786752882778" calcext:value-type="float">
            <text:p>1.48786752882778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50743575877497" calcext:value-type="float">
            <text:p>1.5074357587749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50743575877497" calcext:value-type="float">
            <text:p>1.50743575877497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52752544221293" calcext:value-type="float">
            <text:p>1.527525442212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54815769897797" calcext:value-type="float">
            <text:p>1.5481576989779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54815769897797" calcext:value-type="float">
            <text:p>1.5481576989779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56935480474898" calcext:value-type="float">
            <text:p>1.56935480474898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59114027119459" calcext:value-type="float">
            <text:p>1.5911402711945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59114027119459" calcext:value-type="float">
            <text:p>1.59114027119459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61353893288118" calcext:value-type="float">
            <text:p>1.61353893288118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63657704161672" calcext:value-type="float">
            <text:p>1.6365770416167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63657704161672" calcext:value-type="float">
            <text:p>1.6365770416167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66028236898281" calcext:value-type="float">
            <text:p>1.66028236898281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68468431789629" calcext:value-type="float">
            <text:p>1.6846843178962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68468431789629" calcext:value-type="float">
            <text:p>1.68468431789629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70981404414153" calcext:value-type="float">
            <text:p>1.70981404414153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71835800165546" calcext:value-type="float">
            <text:p>1.7183580016554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73570458892839" calcext:value-type="float">
            <text:p>1.7357045889283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3570458892839" calcext:value-type="float">
            <text:p>1.73570458892839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73570458892839" calcext:value-type="float">
            <text:p>1.7357045889283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75340486007154" calcext:value-type="float">
            <text:p>1.75340486007154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76239102366051" calcext:value-type="float">
            <text:p>1.76239102366051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77146974003408" calcext:value-type="float">
            <text:p>1.77146974003408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78991060824607" calcext:value-type="float">
            <text:p>1.7899106082460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8991060824607" calcext:value-type="float">
            <text:p>1.7899106082460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78991060824607" calcext:value-type="float">
            <text:p>1.78991060824607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80873932249207" calcext:value-type="float">
            <text:p>1.80873932249207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81830296445183" calcext:value-type="float">
            <text:p>1.8183029644518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82796824430501" calcext:value-type="float">
            <text:p>1.82796824430501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8476102659946" calcext:value-type="float">
            <text:p>1.847610265994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8476102659946" calcext:value-type="float">
            <text:p>1.847610265994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8476102659946" calcext:value-type="float">
            <text:p>1.8476102659946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86767883943417" calcext:value-type="float">
            <text:p>1.86767883943417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87787744728536" calcext:value-type="float">
            <text:p>1.87787744728536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88818800674093" calcext:value-type="float">
            <text:p>1.88818800674093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90915243299638" calcext:value-type="float">
            <text:p>1.9091524329963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90915243299638" calcext:value-type="float">
            <text:p>1.9091524329963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0915243299638" calcext:value-type="float">
            <text:p>1.90915243299638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93058744116699" calcext:value-type="float">
            <text:p>1.93058744116699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94148639091438" calcext:value-type="float">
            <text:p>1.9414863909143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5250904939961" calcext:value-type="float">
            <text:p>1.95250904939961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97493401088198" calcext:value-type="float">
            <text:p>1.9749340108819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97493401088198" calcext:value-type="float">
            <text:p>1.9749340108819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7493401088198" calcext:value-type="float">
            <text:p>1.97493401088198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99787985647667" calcext:value-type="float">
            <text:p>1.99787985647667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.002120143523" calcext:value-type="float">
            <text:p>178.002120143523</text:p>
          </table:table-cell>
          <table:table-cell office:value-type="float" office:value="-86" calcext:value-type="float">
            <text:p>-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.025065989118" calcext:value-type="float">
            <text:p>178.025065989118</text:p>
          </table:table-cell>
          <table:table-cell office:value-type="float" office:value="-87" calcext:value-type="float">
            <text:p>-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.025065989118" calcext:value-type="float">
            <text:p>178.025065989118</text:p>
          </table:table-cell>
          <table:table-cell office:value-type="float" office:value="-58" calcext:value-type="float">
            <text:p>-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025065989118" calcext:value-type="float">
            <text:p>178.025065989118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.0474909506" calcext:value-type="float">
            <text:p>178.0474909506</text:p>
          </table:table-cell>
          <table:table-cell office:value-type="float" office:value="-88" calcext:value-type="float">
            <text:p>-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.058513609086" calcext:value-type="float">
            <text:p>178.058513609086</text:p>
          </table:table-cell>
          <table:table-cell office:value-type="float" office:value="-59" calcext:value-type="float">
            <text:p>-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069412558833" calcext:value-type="float">
            <text:p>178.069412558833</text:p>
          </table:table-cell>
          <table:table-cell office:value-type="float" office:value="-89" calcext:value-type="float">
            <text:p>-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.090847567004" calcext:value-type="float">
            <text:p>178.090847567004</text:p>
          </table:table-cell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.090847567004" calcext:value-type="float">
            <text:p>178.090847567004</text:p>
          </table:table-cell>
          <table:table-cell office:value-type="float" office:value="-60" calcext:value-type="float">
            <text:p>-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090847567004" calcext:value-type="float">
            <text:p>178.090847567004</text:p>
          </table:table-cell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.111811993259" calcext:value-type="float">
            <text:p>178.111811993259</text:p>
          </table:table-cell>
          <table:table-cell office:value-type="float" office:value="-91" calcext:value-type="float">
            <text:p>-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.122122552715" calcext:value-type="float">
            <text:p>178.122122552715</text:p>
          </table:table-cell>
          <table:table-cell office:value-type="float" office:value="-61" calcext:value-type="float">
            <text:p>-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132321160566" calcext:value-type="float">
            <text:p>178.132321160566</text:p>
          </table:table-cell>
          <table:table-cell office:value-type="float" office:value="-92" calcext:value-type="float">
            <text:p>-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.152389734005" calcext:value-type="float">
            <text:p>178.152389734005</text:p>
          </table:table-cell>
          <table:table-cell office:value-type="float" office:value="-93" calcext:value-type="float">
            <text:p>-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.152389734005" calcext:value-type="float">
            <text:p>178.152389734005</text:p>
          </table:table-cell>
          <table:table-cell office:value-type="float" office:value="-62" calcext:value-type="float">
            <text:p>-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152389734005" calcext:value-type="float">
            <text:p>178.152389734005</text:p>
          </table:table-cell>
          <table:table-cell office:value-type="float" office:value="-31" calcext:value-type="float">
            <text:p>-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.172031755695" calcext:value-type="float">
            <text:p>178.172031755695</text:p>
          </table:table-cell>
          <table:table-cell office:value-type="float" office:value="-94" calcext:value-type="float">
            <text:p>-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.181697035548" calcext:value-type="float">
            <text:p>178.181697035548</text:p>
          </table:table-cell>
          <table:table-cell office:value-type="float" office:value="-63" calcext:value-type="float">
            <text:p>-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191260677508" calcext:value-type="float">
            <text:p>178.191260677508</text:p>
          </table:table-cell>
          <table:table-cell office:value-type="float" office:value="-95" calcext:value-type="float">
            <text:p>-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.210089391754" calcext:value-type="float">
            <text:p>178.210089391754</text:p>
          </table:table-cell>
          <table:table-cell office:value-type="float" office:value="-96" calcext:value-type="float">
            <text:p>-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.210089391754" calcext:value-type="float">
            <text:p>178.210089391754</text:p>
          </table:table-cell>
          <table:table-cell office:value-type="float" office:value="-64" calcext:value-type="float">
            <text:p>-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210089391754" calcext:value-type="float">
            <text:p>178.210089391754</text:p>
          </table:table-cell>
          <table:table-cell office:value-type="float" office:value="-32" calcext:value-type="float">
            <text:p>-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.228530259966" calcext:value-type="float">
            <text:p>178.228530259966</text:p>
          </table:table-cell>
          <table:table-cell office:value-type="float" office:value="-97" calcext:value-type="float">
            <text:p>-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.23760897634" calcext:value-type="float">
            <text:p>178.23760897634</text:p>
          </table:table-cell>
          <table:table-cell office:value-type="float" office:value="-65" calcext:value-type="float">
            <text:p>-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246595139928" calcext:value-type="float">
            <text:p>178.246595139928</text:p>
          </table:table-cell>
          <table:table-cell office:value-type="float" office:value="-98" calcext:value-type="float">
            <text:p>-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.264295411072" calcext:value-type="float">
            <text:p>178.264295411072</text:p>
          </table:table-cell>
          <table:table-cell office:value-type="float" office:value="-99" calcext:value-type="float">
            <text:p>-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.264295411072" calcext:value-type="float">
            <text:p>178.264295411072</text:p>
          </table:table-cell>
          <table:table-cell office:value-type="float" office:value="-66" calcext:value-type="float">
            <text:p>-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264295411072" calcext:value-type="float">
            <text:p>178.264295411072</text:p>
          </table:table-cell>
          <table:table-cell office:value-type="float" office:value="-33" calcext:value-type="float">
            <text:p>-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.281641998345" calcext:value-type="float">
            <text:p>178.281641998345</text:p>
          </table:table-cell>
          <table:table-cell office:value-type="float" office:value="-100" calcext:value-type="float">
            <text:p>-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.290185955858" calcext:value-type="float">
            <text:p>178.290185955858</text:p>
          </table:table-cell>
          <table:table-cell office:value-type="float" office:value="-67" calcext:value-type="float">
            <text:p>-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315315682104" calcext:value-type="float">
            <text:p>178.315315682104</text:p>
          </table:table-cell>
          <table:table-cell office:value-type="float" office:value="-68" calcext:value-type="float">
            <text:p>-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315315682104" calcext:value-type="float">
            <text:p>178.315315682104</text:p>
          </table:table-cell>
          <table:table-cell office:value-type="float" office:value="-34" calcext:value-type="float">
            <text:p>-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.339717631017" calcext:value-type="float">
            <text:p>178.339717631017</text:p>
          </table:table-cell>
          <table:table-cell office:value-type="float" office:value="-69" calcext:value-type="float">
            <text:p>-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363422958383" calcext:value-type="float">
            <text:p>178.363422958383</text:p>
          </table:table-cell>
          <table:table-cell office:value-type="float" office:value="-70" calcext:value-type="float">
            <text:p>-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363422958383" calcext:value-type="float">
            <text:p>178.363422958383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.386461067119" calcext:value-type="float">
            <text:p>178.386461067119</text:p>
          </table:table-cell>
          <table:table-cell office:value-type="float" office:value="-71" calcext:value-type="float">
            <text:p>-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408859728805" calcext:value-type="float">
            <text:p>178.408859728805</text:p>
          </table:table-cell>
          <table:table-cell office:value-type="float" office:value="-72" calcext:value-type="float">
            <text:p>-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408859728805" calcext:value-type="float">
            <text:p>178.408859728805</text:p>
          </table:table-cell>
          <table:table-cell office:value-type="float" office:value="-36" calcext:value-type="float">
            <text:p>-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.430645195251" calcext:value-type="float">
            <text:p>178.430645195251</text:p>
          </table:table-cell>
          <table:table-cell office:value-type="float" office:value="-73" calcext:value-type="float">
            <text:p>-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451842301022" calcext:value-type="float">
            <text:p>178.451842301022</text:p>
          </table:table-cell>
          <table:table-cell office:value-type="float" office:value="-74" calcext:value-type="float">
            <text:p>-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451842301022" calcext:value-type="float">
            <text:p>178.451842301022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.472474557787" calcext:value-type="float">
            <text:p>178.472474557787</text:p>
          </table:table-cell>
          <table:table-cell office:value-type="float" office:value="-75" calcext:value-type="float">
            <text:p>-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492564241225" calcext:value-type="float">
            <text:p>178.492564241225</text:p>
          </table:table-cell>
          <table:table-cell office:value-type="float" office:value="-76" calcext:value-type="float">
            <text:p>-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492564241225" calcext:value-type="float">
            <text:p>178.492564241225</text:p>
          </table:table-cell>
          <table:table-cell office:value-type="float" office:value="-38" calcext:value-type="float">
            <text:p>-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.512132471172" calcext:value-type="float">
            <text:p>178.512132471172</text:p>
          </table:table-cell>
          <table:table-cell office:value-type="float" office:value="-77" calcext:value-type="float">
            <text:p>-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531199285614" calcext:value-type="float">
            <text:p>178.531199285614</text:p>
          </table:table-cell>
          <table:table-cell office:value-type="float" office:value="-78" calcext:value-type="float">
            <text:p>-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531199285614" calcext:value-type="float">
            <text:p>178.531199285614</text:p>
          </table:table-cell>
          <table:table-cell office:value-type="float" office:value="-39" calcext:value-type="float">
            <text:p>-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.549783709067" calcext:value-type="float">
            <text:p>178.549783709067</text:p>
          </table:table-cell>
          <table:table-cell office:value-type="float" office:value="-79" calcext:value-type="float">
            <text:p>-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567903815835" calcext:value-type="float">
            <text:p>178.567903815835</text:p>
          </table:table-cell>
          <table:table-cell office:value-type="float" office:value="-80" calcext:value-type="float">
            <text:p>-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567903815835" calcext:value-type="float">
            <text:p>178.567903815835</text:p>
          </table:table-cell>
          <table:table-cell office:value-type="float" office:value="-40" calcext:value-type="float">
            <text:p>-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.585576788598" calcext:value-type="float">
            <text:p>178.585576788598</text:p>
          </table:table-cell>
          <table:table-cell office:value-type="float" office:value="-81" calcext:value-type="float">
            <text:p>-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602818972704" calcext:value-type="float">
            <text:p>178.602818972704</text:p>
          </table:table-cell>
          <table:table-cell office:value-type="float" office:value="-82" calcext:value-type="float">
            <text:p>-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602818972704" calcext:value-type="float">
            <text:p>178.602818972704</text:p>
          </table:table-cell>
          <table:table-cell office:value-type="float" office:value="-41" calcext:value-type="float">
            <text:p>-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.619645926556" calcext:value-type="float">
            <text:p>178.619645926556</text:p>
          </table:table-cell>
          <table:table-cell office:value-type="float" office:value="-83" calcext:value-type="float">
            <text:p>-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636072468397" calcext:value-type="float">
            <text:p>178.636072468397</text:p>
          </table:table-cell>
          <table:table-cell office:value-type="float" office:value="-84" calcext:value-type="float">
            <text:p>-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636072468397" calcext:value-type="float">
            <text:p>178.636072468397</text:p>
          </table:table-cell>
          <table:table-cell office:value-type="float" office:value="-42" calcext:value-type="float">
            <text:p>-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.652112719801" calcext:value-type="float">
            <text:p>178.652112719801</text:p>
          </table:table-cell>
          <table:table-cell office:value-type="float" office:value="-85" calcext:value-type="float">
            <text:p>-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66778014613" calcext:value-type="float">
            <text:p>178.66778014613</text:p>
          </table:table-cell>
          <table:table-cell office:value-type="float" office:value="-86" calcext:value-type="float">
            <text:p>-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66778014613" calcext:value-type="float">
            <text:p>178.66778014613</text:p>
          </table:table-cell>
          <table:table-cell office:value-type="float" office:value="-43" calcext:value-type="float">
            <text:p>-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.683087594207" calcext:value-type="float">
            <text:p>178.683087594207</text:p>
          </table:table-cell>
          <table:table-cell office:value-type="float" office:value="-87" calcext:value-type="float">
            <text:p>-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698047327421" calcext:value-type="float">
            <text:p>178.698047327421</text:p>
          </table:table-cell>
          <table:table-cell office:value-type="float" office:value="-88" calcext:value-type="float">
            <text:p>-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698047327421" calcext:value-type="float">
            <text:p>178.698047327421</text:p>
          </table:table-cell>
          <table:table-cell office:value-type="float" office:value="-44" calcext:value-type="float">
            <text:p>-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.712671058475" calcext:value-type="float">
            <text:p>178.712671058475</text:p>
          </table:table-cell>
          <table:table-cell office:value-type="float" office:value="-89" calcext:value-type="float">
            <text:p>-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726969979943" calcext:value-type="float">
            <text:p>178.726969979943</text:p>
          </table:table-cell>
          <table:table-cell office:value-type="float" office:value="-90" calcext:value-type="float">
            <text:p>-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726969979943" calcext:value-type="float">
            <text:p>178.726969979943</text:p>
          </table:table-cell>
          <table:table-cell office:value-type="float" office:value="-45" calcext:value-type="float">
            <text:p>-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.740954792825" calcext:value-type="float">
            <text:p>178.740954792825</text:p>
          </table:table-cell>
          <table:table-cell office:value-type="float" office:value="-91" calcext:value-type="float">
            <text:p>-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754635733232" calcext:value-type="float">
            <text:p>178.754635733232</text:p>
          </table:table-cell>
          <table:table-cell office:value-type="float" office:value="-92" calcext:value-type="float">
            <text:p>-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754635733232" calcext:value-type="float">
            <text:p>178.754635733232</text:p>
          </table:table-cell>
          <table:table-cell office:value-type="float" office:value="-46" calcext:value-type="float">
            <text:p>-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.76802259736" calcext:value-type="float">
            <text:p>178.76802259736</text:p>
          </table:table-cell>
          <table:table-cell office:value-type="float" office:value="-93" calcext:value-type="float">
            <text:p>-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781124764869" calcext:value-type="float">
            <text:p>178.781124764869</text:p>
          </table:table-cell>
          <table:table-cell office:value-type="float" office:value="-94" calcext:value-type="float">
            <text:p>-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781124764869" calcext:value-type="float">
            <text:p>178.781124764869</text:p>
          </table:table-cell>
          <table:table-cell office:value-type="float" office:value="-47" calcext:value-type="float">
            <text:p>-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.79395122078" calcext:value-type="float">
            <text:p>178.79395122078</text:p>
          </table:table-cell>
          <table:table-cell office:value-type="float" office:value="-95" calcext:value-type="float">
            <text:p>-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806510576018" calcext:value-type="float">
            <text:p>178.806510576018</text:p>
          </table:table-cell>
          <table:table-cell office:value-type="float" office:value="-96" calcext:value-type="float">
            <text:p>-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806510576018" calcext:value-type="float">
            <text:p>178.806510576018</text:p>
          </table:table-cell>
          <table:table-cell office:value-type="float" office:value="-48" calcext:value-type="float">
            <text:p>-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.818811086673" calcext:value-type="float">
            <text:p>178.818811086673</text:p>
          </table:table-cell>
          <table:table-cell office:value-type="float" office:value="-97" calcext:value-type="float">
            <text:p>-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830860672093" calcext:value-type="float">
            <text:p>178.830860672093</text:p>
          </table:table-cell>
          <table:table-cell office:value-type="float" office:value="-98" calcext:value-type="float">
            <text:p>-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830860672093" calcext:value-type="float">
            <text:p>178.830860672093</text:p>
          </table:table-cell>
          <table:table-cell office:value-type="float" office:value="-49" calcext:value-type="float">
            <text:p>-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.842666931871" calcext:value-type="float">
            <text:p>178.842666931871</text:p>
          </table:table-cell>
          <table:table-cell office:value-type="float" office:value="-99" calcext:value-type="float">
            <text:p>-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854237161825" calcext:value-type="float">
            <text:p>178.854237161825</text:p>
          </table:table-cell>
          <table:table-cell office:value-type="float" office:value="-100" calcext:value-type="float">
            <text:p>-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.854237161825" calcext:value-type="float">
            <text:p>178.854237161825</text:p>
          </table:table-cell>
          <table:table-cell office:value-type="float" office:value="-50" calcext:value-type="float">
            <text:p>-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.876697285925" calcext:value-type="float">
            <text:p>178.876697285925</text:p>
          </table:table-cell>
          <table:table-cell office:value-type="float" office:value="-51" calcext:value-type="float">
            <text:p>-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.898293884794" calcext:value-type="float">
            <text:p>178.898293884794</text:p>
          </table:table-cell>
          <table:table-cell office:value-type="float" office:value="-52" calcext:value-type="float">
            <text:p>-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.919075813339" calcext:value-type="float">
            <text:p>178.919075813339</text:p>
          </table:table-cell>
          <table:table-cell office:value-type="float" office:value="-53" calcext:value-type="float">
            <text:p>-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.939088309736" calcext:value-type="float">
            <text:p>178.939088309736</text:p>
          </table:table-cell>
          <table:table-cell office:value-type="float" office:value="-54" calcext:value-type="float">
            <text:p>-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.95837332399" calcext:value-type="float">
            <text:p>178.95837332399</text:p>
          </table:table-cell>
          <table:table-cell office:value-type="float" office:value="-55" calcext:value-type="float">
            <text:p>-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.976969811332" calcext:value-type="float">
            <text:p>178.976969811332</text:p>
          </table:table-cell>
          <table:table-cell office:value-type="float" office:value="-56" calcext:value-type="float">
            <text:p>-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.994913994746" calcext:value-type="float">
            <text:p>178.994913994746</text:p>
          </table:table-cell>
          <table:table-cell office:value-type="float" office:value="-57" calcext:value-type="float">
            <text:p>-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01223960036" calcext:value-type="float">
            <text:p>179.01223960036</text:p>
          </table:table-cell>
          <table:table-cell office:value-type="float" office:value="-58" calcext:value-type="float">
            <text:p>-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028978068921" calcext:value-type="float">
            <text:p>179.028978068921</text:p>
          </table:table-cell>
          <table:table-cell office:value-type="float" office:value="-59" calcext:value-type="float">
            <text:p>-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045158746128" calcext:value-type="float">
            <text:p>179.045158746128</text:p>
          </table:table-cell>
          <table:table-cell office:value-type="float" office:value="-60" calcext:value-type="float">
            <text:p>-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060809054264" calcext:value-type="float">
            <text:p>179.060809054264</text:p>
          </table:table-cell>
          <table:table-cell office:value-type="float" office:value="-61" calcext:value-type="float">
            <text:p>-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075954647227" calcext:value-type="float">
            <text:p>179.075954647227</text:p>
          </table:table-cell>
          <table:table-cell office:value-type="float" office:value="-62" calcext:value-type="float">
            <text:p>-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090619550801" calcext:value-type="float">
            <text:p>179.090619550801</text:p>
          </table:table-cell>
          <table:table-cell office:value-type="float" office:value="-63" calcext:value-type="float">
            <text:p>-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104826289789" calcext:value-type="float">
            <text:p>179.104826289789</text:p>
          </table:table-cell>
          <table:table-cell office:value-type="float" office:value="-64" calcext:value-type="float">
            <text:p>-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118596003418" calcext:value-type="float">
            <text:p>179.118596003418</text:p>
          </table:table-cell>
          <table:table-cell office:value-type="float" office:value="-65" calcext:value-type="float">
            <text:p>-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131948550254" calcext:value-type="float">
            <text:p>179.131948550254</text:p>
          </table:table-cell>
          <table:table-cell office:value-type="float" office:value="-66" calcext:value-type="float">
            <text:p>-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144902603733" calcext:value-type="float">
            <text:p>179.144902603733</text:p>
          </table:table-cell>
          <table:table-cell office:value-type="float" office:value="-67" calcext:value-type="float">
            <text:p>-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15747573926" calcext:value-type="float">
            <text:p>179.15747573926</text:p>
          </table:table-cell>
          <table:table-cell office:value-type="float" office:value="-68" calcext:value-type="float">
            <text:p>-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169684513742" calcext:value-type="float">
            <text:p>179.169684513742</text:p>
          </table:table-cell>
          <table:table-cell office:value-type="float" office:value="-69" calcext:value-type="float">
            <text:p>-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181544538311" calcext:value-type="float">
            <text:p>179.181544538311</text:p>
          </table:table-cell>
          <table:table-cell office:value-type="float" office:value="-70" calcext:value-type="float">
            <text:p>-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193070544898" calcext:value-type="float">
            <text:p>179.193070544898</text:p>
          </table:table-cell>
          <table:table-cell office:value-type="float" office:value="-71" calcext:value-type="float">
            <text:p>-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204276447261" calcext:value-type="float">
            <text:p>179.204276447261</text:p>
          </table:table-cell>
          <table:table-cell office:value-type="float" office:value="-72" calcext:value-type="float">
            <text:p>-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215175397008" calcext:value-type="float">
            <text:p>179.215175397008</text:p>
          </table:table-cell>
          <table:table-cell office:value-type="float" office:value="-73" calcext:value-type="float">
            <text:p>-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225779835072" calcext:value-type="float">
            <text:p>179.225779835072</text:p>
          </table:table-cell>
          <table:table-cell office:value-type="float" office:value="-74" calcext:value-type="float">
            <text:p>-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23610153907" calcext:value-type="float">
            <text:p>179.23610153907</text:p>
          </table:table-cell>
          <table:table-cell office:value-type="float" office:value="-75" calcext:value-type="float">
            <text:p>-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246151666929" calcext:value-type="float">
            <text:p>179.246151666929</text:p>
          </table:table-cell>
          <table:table-cell office:value-type="float" office:value="-76" calcext:value-type="float">
            <text:p>-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255940797111" calcext:value-type="float">
            <text:p>179.255940797111</text:p>
          </table:table-cell>
          <table:table-cell office:value-type="float" office:value="-77" calcext:value-type="float">
            <text:p>-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265478965745" calcext:value-type="float">
            <text:p>179.265478965745</text:p>
          </table:table-cell>
          <table:table-cell office:value-type="float" office:value="-78" calcext:value-type="float">
            <text:p>-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274775700941" calcext:value-type="float">
            <text:p>179.274775700941</text:p>
          </table:table-cell>
          <table:table-cell office:value-type="float" office:value="-79" calcext:value-type="float">
            <text:p>-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28384005453" calcext:value-type="float">
            <text:p>179.28384005453</text:p>
          </table:table-cell>
          <table:table-cell office:value-type="float" office:value="-80" calcext:value-type="float">
            <text:p>-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292680631456" calcext:value-type="float">
            <text:p>179.292680631456</text:p>
          </table:table-cell>
          <table:table-cell office:value-type="float" office:value="-81" calcext:value-type="float">
            <text:p>-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301305617017" calcext:value-type="float">
            <text:p>179.301305617017</text:p>
          </table:table-cell>
          <table:table-cell office:value-type="float" office:value="-82" calcext:value-type="float">
            <text:p>-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309722802135" calcext:value-type="float">
            <text:p>179.309722802135</text:p>
          </table:table-cell>
          <table:table-cell office:value-type="float" office:value="-83" calcext:value-type="float">
            <text:p>-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317939606827" calcext:value-type="float">
            <text:p>179.317939606827</text:p>
          </table:table-cell>
          <table:table-cell office:value-type="float" office:value="-84" calcext:value-type="float">
            <text:p>-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325963102016" calcext:value-type="float">
            <text:p>179.325963102016</text:p>
          </table:table-cell>
          <table:table-cell office:value-type="float" office:value="-85" calcext:value-type="float">
            <text:p>-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333800029817" calcext:value-type="float">
            <text:p>179.333800029817</text:p>
          </table:table-cell>
          <table:table-cell office:value-type="float" office:value="-86" calcext:value-type="float">
            <text:p>-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341456822436" calcext:value-type="float">
            <text:p>179.341456822436</text:p>
          </table:table-cell>
          <table:table-cell office:value-type="float" office:value="-87" calcext:value-type="float">
            <text:p>-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348939619771" calcext:value-type="float">
            <text:p>179.348939619771</text:p>
          </table:table-cell>
          <table:table-cell office:value-type="float" office:value="-88" calcext:value-type="float">
            <text:p>-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356254285825" calcext:value-type="float">
            <text:p>179.356254285825</text:p>
          </table:table-cell>
          <table:table-cell office:value-type="float" office:value="-89" calcext:value-type="float">
            <text:p>-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363406424037" calcext:value-type="float">
            <text:p>179.363406424037</text:p>
          </table:table-cell>
          <table:table-cell office:value-type="float" office:value="-90" calcext:value-type="float">
            <text:p>-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37040139159" calcext:value-type="float">
            <text:p>179.37040139159</text:p>
          </table:table-cell>
          <table:table-cell office:value-type="float" office:value="-91" calcext:value-type="float">
            <text:p>-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377244312794" calcext:value-type="float">
            <text:p>179.377244312794</text:p>
          </table:table-cell>
          <table:table-cell office:value-type="float" office:value="-92" calcext:value-type="float">
            <text:p>-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383940091601" calcext:value-type="float">
            <text:p>179.383940091601</text:p>
          </table:table-cell>
          <table:table-cell office:value-type="float" office:value="-93" calcext:value-type="float">
            <text:p>-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390493423325" calcext:value-type="float">
            <text:p>179.390493423325</text:p>
          </table:table-cell>
          <table:table-cell office:value-type="float" office:value="-94" calcext:value-type="float">
            <text:p>-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396908805619" calcext:value-type="float">
            <text:p>179.396908805619</text:p>
          </table:table-cell>
          <table:table-cell office:value-type="float" office:value="-95" calcext:value-type="float">
            <text:p>-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403190548771" calcext:value-type="float">
            <text:p>179.403190548771</text:p>
          </table:table-cell>
          <table:table-cell office:value-type="float" office:value="-96" calcext:value-type="float">
            <text:p>-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409342785353" calcext:value-type="float">
            <text:p>179.409342785353</text:p>
          </table:table-cell>
          <table:table-cell office:value-type="float" office:value="-97" calcext:value-type="float">
            <text:p>-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415369479295" calcext:value-type="float">
            <text:p>179.415369479295</text:p>
          </table:table-cell>
          <table:table-cell office:value-type="float" office:value="-98" calcext:value-type="float">
            <text:p>-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421274434392" calcext:value-type="float">
            <text:p>179.421274434392</text:p>
          </table:table-cell>
          <table:table-cell office:value-type="float" office:value="-99" calcext:value-type="float">
            <text:p>-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.427061302317" calcext:value-type="float">
            <text:p>179.427061302317</text:p>
          </table:table-cell>
          <table:table-cell office:value-type="float" office:value="-100" calcext:value-type="float">
            <text:p>-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87" calcext:value-type="float">
            <text:p>-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86" calcext:value-type="float">
            <text:p>-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85" calcext:value-type="float">
            <text:p>-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84" calcext:value-type="float">
            <text:p>-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83" calcext:value-type="float">
            <text:p>-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82" calcext:value-type="float">
            <text:p>-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81" calcext:value-type="float">
            <text:p>-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80" calcext:value-type="float">
            <text:p>-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79" calcext:value-type="float">
            <text:p>-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78" calcext:value-type="float">
            <text:p>-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77" calcext:value-type="float">
            <text:p>-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76" calcext:value-type="float">
            <text:p>-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75" calcext:value-type="float">
            <text:p>-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74" calcext:value-type="float">
            <text:p>-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72" calcext:value-type="float">
            <text:p>-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71" calcext:value-type="float">
            <text:p>-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69" calcext:value-type="float">
            <text:p>-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68" calcext:value-type="float">
            <text:p>-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67" calcext:value-type="float">
            <text:p>-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66" calcext:value-type="float">
            <text:p>-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65" calcext:value-type="float">
            <text:p>-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64" calcext:value-type="float">
            <text:p>-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62" calcext:value-type="float">
            <text:p>-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61" calcext:value-type="float">
            <text:p>-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60" calcext:value-type="float">
            <text:p>-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59" calcext:value-type="float">
            <text:p>-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58" calcext:value-type="float">
            <text:p>-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56" calcext:value-type="float">
            <text:p>-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55" calcext:value-type="float">
            <text:p>-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53" calcext:value-type="float">
            <text:p>-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51" calcext:value-type="float">
            <text:p>-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49" calcext:value-type="float">
            <text:p>-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48" calcext:value-type="float">
            <text:p>-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47" calcext:value-type="float">
            <text:p>-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46" calcext:value-type="float">
            <text:p>-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44" calcext:value-type="float">
            <text:p>-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42" calcext:value-type="float">
            <text:p>-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41" calcext:value-type="float">
            <text:p>-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39" calcext:value-type="float">
            <text:p>-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37" calcext:value-type="float">
            <text:p>-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36" calcext:value-type="float">
            <text:p>-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29" calcext:value-type="float">
            <text:p>-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28" calcext:value-type="float">
            <text:p>-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27" calcext:value-type="float">
            <text:p>-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26" calcext:value-type="float">
            <text:p>-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heading calc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declination</text:p>
          </table:table-cell>
          <table:table-cell office:value-type="string" calcext:value-type="string">
            <text:p>rollover</text:p>
          </table:table-cell>
          <table:table-cell office:value-type="string" calcext:value-type="string">
            <text:p>degrees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B2]=0; IF([.A2]&lt;0; PI(); 0); ATAN2([.B2];[.A2]))" office:value-type="float" office:value="3.14159265358979" calcext:value-type="float">
            <text:p>3.14159265358979</text:p>
          </table:table-cell>
          <table:table-cell table:formula="of:=[.D2]-0*PI()/180" office:value-type="float" office:value="3.14159265358979" calcext:value-type="float">
            <text:p>3.14159265358979</text:p>
          </table:table-cell>
          <table:table-cell table:formula="of:=IF([.E2]&gt;PI(); [.E2]-2*PI(); IF([.E2]&lt;-PI();[.E2]+2*PI(); [.E2]))" office:value-type="float" office:value="3.14159265358979" calcext:value-type="float">
            <text:p>3.14159265358979</text:p>
          </table:table-cell>
          <table:table-cell table:formula="of:=[.F2]*180/PI(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IF([.B3]=0; IF([.A3]&lt;0; PI(); 0); ATAN2([.B3];[.A3]))" office:value-type="float" office:value="3.14159265358979" calcext:value-type="float">
            <text:p>3.14159265358979</text:p>
          </table:table-cell>
          <table:table-cell table:formula="of:=[.D3]-0*PI()/180" office:value-type="float" office:value="3.14159265358979" calcext:value-type="float">
            <text:p>3.14159265358979</text:p>
          </table:table-cell>
          <table:table-cell table:formula="of:=IF([.E3]&gt;PI(); [.E3]-2*PI(); IF([.E3]&lt;-PI();[.E3]+2*PI(); [.E3]))" office:value-type="float" office:value="3.14159265358979" calcext:value-type="float">
            <text:p>3.14159265358979</text:p>
          </table:table-cell>
          <table:table-cell table:formula="of:=[.F3]*180/PI(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/>
          <table:table-cell table:formula="of:=IF([.B4]=0; IF([.A4]&lt;0; PI(); 0); ATAN2([.B4];[.A4]))" office:value-type="float" office:value="3.14159265358979" calcext:value-type="float">
            <text:p>3.14159265358979</text:p>
          </table:table-cell>
          <table:table-cell table:formula="of:=[.D4]-0*PI()/180" office:value-type="float" office:value="3.14159265358979" calcext:value-type="float">
            <text:p>3.14159265358979</text:p>
          </table:table-cell>
          <table:table-cell table:formula="of:=IF([.E4]&gt;PI(); [.E4]-2*PI(); IF([.E4]&lt;-PI();[.E4]+2*PI(); [.E4]))" office:value-type="float" office:value="3.14159265358979" calcext:value-type="float">
            <text:p>3.14159265358979</text:p>
          </table:table-cell>
          <table:table-cell table:formula="of:=[.F4]*180/PI()"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IF([.B5]=0; IF([.A5]&lt;0; PI(); 0); ATAN2([.B5];[.A5]))" office:value-type="float" office:value="0" calcext:value-type="float">
            <text:p>0</text:p>
          </table:table-cell>
          <table:table-cell table:formula="of:=[.D5]-0*PI()/180" office:value-type="float" office:value="0" calcext:value-type="float">
            <text:p>0</text:p>
          </table:table-cell>
          <table:table-cell table:formula="of:=IF([.E5]&gt;PI(); [.E5]-2*PI(); IF([.E5]&lt;-PI();[.E5]+2*PI(); [.E5]))" office:value-type="float" office:value="0" calcext:value-type="float">
            <text:p>0</text:p>
          </table:table-cell>
          <table:table-cell table:formula="of:=[.F5]*180/PI()" office:value-type="float" office:value="0" calcext:value-type="float">
            <text:p>0</text:p>
          </table:table-cell>
        </table:table-row>
      </table:table>
      <table:named-expressions>
        <table:named-range table:name="fx" table:base-cell-address="$'pitch calcs'.$A$21" table:cell-range-address="$'pitch calcs'.$A$21"/>
        <table:named-range table:name="fy" table:base-cell-address="$'pitch calcs'.$B$21" table:cell-range-address="$'pitch calcs'.$B$21"/>
        <table:named-range table:name="fz" table:base-cell-address="$'pitch calcs'.$C$21" table:cell-range-address="$'pitch calcs'.$C$21"/>
        <table:named-range table:name="X" table:base-cell-address="$'pitch calcs'.$A$21" table:cell-range-address="$'pitch calcs'.$A$21"/>
        <table:named-range table:name="y" table:base-cell-address="$'pitch calcs'.$B$21" table:cell-range-address="$'pitch calcs'.$B$21"/>
      </table:named-expressions>
      <table:database-ranges>
        <table:database-range table:name="__Anonymous_Sheet_DB__1" table:target-range-address="magCalcResults.A1:magCalcResults.C46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14:20:38.9943507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3T16:43:43.010220879</meta:creation-date>
    <dc:date>2020-05-02T17:16:15.642540351</dc:date>
    <meta:editing-duration>PT8H35M9S</meta:editing-duration>
    <meta:editing-cycles>4</meta:editing-cycles>
    <meta:generator>LibreOffice/6.4.3.2$Linux_X86_64 LibreOffice_project/40$Build-2</meta:generator>
    <meta:document-statistic meta:table-count="3" meta:cell-count="1472" meta:object-count="0"/>
  </office:meta>
</office:document-meta>
</file>